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ader.isSupportedSource( Source s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ader.getImage( String uri , Source src , ImageContext 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PreloaderSVG.preloadImage( String uri , Source src , Image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oader.display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loaderSVG.getParser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eloaderSVG.px2mpt( double px , double resolu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er.createImageInfo( String uri , ImageContext context , SVGDocument do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7">
            <text:p text:style-name="Table_20_Contents">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